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Lato1" svg:font-family="Lato"/>
    <style:font-face style:name="Raleway" svg:font-family="Raleway"/>
    <style:font-face style:name="Arial2" svg:font-family="Arial" style:font-pitch="variable"/>
    <style:font-face style:name="DejaVu Sans1" svg:font-family="'DejaVu Sans'" style:font-pitch="variable"/>
    <style:font-face style:name="Lato" svg:font-family="Lato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BLANK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3.604cm" style:use-optimal-column-width="false"/>
    </style:style>
    <style:style style:name="co2" style:family="table-column">
      <style:table-column-properties style:column-width="3.993cm" style:use-optimal-column-width="false"/>
    </style:style>
    <style:style style:name="co3" style:family="table-column">
      <style:table-column-properties style:column-width="3.831cm" style:use-optimal-column-width="false"/>
    </style:style>
    <style:style style:name="co4" style:family="table-column">
      <style:table-column-properties style:column-width="4.289cm" style:use-optimal-column-width="false"/>
    </style:style>
    <style:style style:name="co5" style:family="table-column">
      <style:table-column-properties style:column-width="4.321cm" style:use-optimal-column-width="false"/>
    </style:style>
    <style:style style:name="co6" style:family="table-column">
      <style:table-column-properties style:column-width="6.153cm" style:use-optimal-column-width="false"/>
    </style:style>
    <style:style style:name="co7" style:family="table-column">
      <style:table-column-properties style:column-width="5.949cm" style:use-optimal-column-width="false"/>
    </style:style>
    <style:style style:name="co8" style:family="table-column">
      <style:table-column-properties style:column-width="5.877cm" style:use-optimal-column-width="false"/>
    </style:style>
    <style:style style:name="co9" style:family="table-column">
      <style:table-column-properties style:column-width="6.184cm" style:use-optimal-column-width="false"/>
    </style:style>
    <style:style style:name="ro1" style:family="table-row">
      <style:table-row-properties style:row-height="1.373cm" style:use-optimal-row-height="false"/>
    </style:style>
    <style:style style:name="ro2" style:family="table-row">
      <style:table-row-properties style:row-height="1.385cm" style:use-optimal-row-height="false"/>
    </style:style>
    <style:style style:name="ro3" style:family="table-row">
      <style:table-row-properties style:row-height="1.377cm" style:use-optimal-row-height="false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2.8999996185303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42pt" fo:letter-spacing="normal" fo:language="en" fo:country="none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1a1a1a" style:text-line-through-style="none" style:text-line-through-type="none" style:text-position="0% 100%" style:font-name="Raleway" fo:font-size="30pt" fo:letter-spacing="normal" fo:language="en" fo:country="none" fo:font-style="normal" style:text-underline-style="none" fo:font-weight="normal" style:font-name-asian="Raleway" style:font-size-asian="30pt" style:font-style-asian="normal" style:font-weight-asian="normal" style:font-name-complex="Raleway" style:font-size-complex="30pt" style:font-style-complex="normal" style:font-weight-complex="normal"/>
    </style:style>
    <style:style style:name="T3" style:family="text">
      <style:text-properties fo:font-variant="normal" fo:text-transform="none" fo:color="#1a1a1a" style:text-line-through-style="none" style:text-line-through-type="none" style:text-position="0% 100%" style:font-name="Raleway" fo:font-size="20pt" fo:letter-spacing="normal" fo:language="en" fo:country="none" fo:font-style="normal" style:text-underline-style="none" fo:font-weight="bold" style:font-name-asian="Raleway" style:font-size-asian="20pt" style:font-style-asian="normal" style:font-weight-asian="bold" style:font-name-complex="Raleway" style:font-size-complex="2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aleway" fo:font-size="30pt" fo:letter-spacing="normal" fo:language="en" fo:country="none" fo:font-style="normal" style:text-underline-style="none" fo:font-weight="normal" style:font-name-asian="Raleway" style:font-size-asian="30pt" style:font-style-asian="normal" style:font-weight-asian="normal" style:font-name-complex="Raleway" style:font-size-complex="3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en" fo:country="none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en" fo:country="none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aleway" fo:font-size="30pt" fo:letter-spacing="normal" fo:language="en" fo:country="none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Raleway" fo:font-size="29pt" fo:letter-spacing="normal" fo:language="en" fo:country="none" fo:font-style="normal" style:text-underline-style="none" fo:font-weight="normal" style:font-name-asian="Raleway" style:font-size-asian="29pt" style:font-style-asian="normal" style:font-weight-asian="normal" style:font-name-complex="Raleway" style:font-size-complex="29pt" style:font-style-complex="normal" style:font-weight-complex="normal"/>
    </style:style>
    <style:style style:name="T9" style:family="text">
      <style:text-properties fo:font-variant="normal" fo:text-transform="none" fo:color="#1a1a1a" style:text-line-through-style="none" style:text-line-through-type="none" style:text-position="0% 100%" style:font-name="Raleway" fo:font-size="29pt" fo:letter-spacing="normal" fo:language="en" fo:country="none" fo:font-style="normal" style:text-underline-style="none" fo:font-weight="normal" style:font-name-asian="Raleway" style:font-size-asian="29pt" style:font-style-asian="normal" style:font-weight-asian="normal" style:font-name-complex="Raleway" style:font-size-complex="29pt" style:font-style-complex="normal" style:font-weight-complex="normal"/>
    </style:style>
    <style:style style:name="T10" style:family="text">
      <style:text-properties fo:font-variant="normal" fo:text-transform="none" fo:color="#1a1a1a" style:text-line-through-style="none" style:text-line-through-type="none" style:text-position="0% 100%" style:font-name="Raleway" fo:font-size="12pt" fo:letter-spacing="normal" fo:language="en" fo:country="none" fo:font-style="normal" style:text-underline-style="none" fo:font-weight="normal" style:font-name-asian="Raleway" style:font-size-asian="12pt" style:font-style-asian="normal" style:font-weight-asian="normal" style:font-name-complex="Raleway" style:font-size-complex="12pt" style:font-style-complex="normal" style:font-weight-complex="normal"/>
    </style:style>
    <style:style style:name="T11" style:family="text">
      <style:text-properties fo:font-variant="normal" fo:text-transform="none" fo:color="#1a1a1a" style:text-line-through-style="none" style:text-line-through-type="none" style:text-position="0% 100%" style:font-name="Raleway" fo:font-size="17pt" fo:letter-spacing="normal" fo:language="en" fo:country="none" fo:font-style="normal" style:text-underline-style="none" fo:font-weight="normal" style:font-name-asian="Raleway" style:font-size-asian="17pt" style:font-style-asian="normal" style:font-weight-asian="normal" style:font-name-complex="Raleway" style:font-size-complex="17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08;p17" presentation:style-name="pr1" draw:text-style-name="P2" draw:layer="layout" svg:width="23.541cm" svg:height="5.096cm" svg:x="2.233cm" svg:y="3.582cm" presentation:class="title" presentation:user-transformed="true">
          <draw:text-box>
            <text:p text:style-name="P1"><text:span text:style-name="T1">Oper</text:span><text:span text:style-name="T1">ators</text:span><text:span text:style-name="T1"><text:line-break/></text:span><text:span text:style-name="T1"><text:line-break/></text:span><text:span text:style-name="T2">Arithme</text:span><text:span text:style-name="T2">tic </text:span><text:span text:style-name="T2">Operato</text:span><text:span text:style-name="T2">rs</text:span><text:span text:style-name="T2"><text:line-break/></text:span><text:span text:style-name="T2">Compari</text:span><text:span text:style-name="T2">son </text:span><text:span text:style-name="T2">Operato</text:span><text:span text:style-name="T2">rs </text:span><text:span text:style-name="T2"><text:line-break/></text:span><text:span text:style-name="T2">Logical </text:span><text:span text:style-name="T2">Operato</text:span><text:span text:style-name="T2">rs</text:span></text:p>
          </draw:text-box>
        </draw:frame>
        <presentation:notes draw:style-name="dp2">
          <draw:page-thumbnail draw:name="Google Shape;105;g5440bbff1c_0_104:notes" draw:style-name="gr1" draw:layer="layout" svg:width="18.665cm" svg:height="11.136cm" svg:x="1.167cm" svg:y="2.227cm" draw:page-number="1" presentation:class="page"/>
          <draw:frame draw:name="Google Shape;106;g5440bbff1c_0_1"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name="Google Shape;113;p18" presentation:style-name="pr1" draw:text-style-name="P2" draw:layer="layout" svg:width="23.541cm" svg:height="5.096cm" svg:x="2.233cm" svg:y="3.582cm" presentation:class="title" presentation:user-transformed="true">
          <draw:text-box>
            <text:p text:style-name="P1"><text:span text:style-name="T1">Arith</text:span><text:span text:style-name="T1">meti</text:span><text:span text:style-name="T1">c </text:span><text:span text:style-name="T1">Oper</text:span><text:span text:style-name="T1">ators</text:span><text:span text:style-name="T1"><text:line-break/></text:span><text:span text:style-name="T3"> </text:span><text:span text:style-name="T3"><text:line-break/></text:span><text:span text:style-name="T4">Arithme</text:span><text:span text:style-name="T4">tic </text:span><text:span text:style-name="T4">operato</text:span><text:span text:style-name="T4">rs are </text:span><text:span text:style-name="T4">used to </text:span><text:span text:style-name="T4">perform </text:span><text:span text:style-name="T4">arithme</text:span><text:span text:style-name="T4">tic </text:span><text:span text:style-name="T4">betwee</text:span><text:span text:style-name="T4">n </text:span><text:span text:style-name="T4">variable</text:span><text:span text:style-name="T4">s and/or </text:span><text:span text:style-name="T4">values.</text:span><text:span text:style-name="T4"><text:line-break/></text:span><text:span text:style-name="T4"><text:line-break/></text:span><text:span text:style-name="T4"/></text:p>
          </draw:text-box>
        </draw:frame>
        <presentation:notes draw:style-name="dp2">
          <draw:page-thumbnail draw:name="Google Shape;110;g5440bbff1c_0_109:notes" draw:style-name="gr1" draw:layer="layout" svg:width="18.665cm" svg:height="11.136cm" svg:x="1.167cm" svg:y="2.227cm" draw:page-number="2" presentation:class="page"/>
          <draw:frame draw:name="Google Shape;111;g5440bbff1c_0_1"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frame draw:name="Google Shape;118;p19" draw:style-name="standard" draw:layer="layout" svg:width="20.037cm" svg:height="10.995cm" svg:x="3.659cm" svg:y="4.24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"><text:span text:style-name="T5">Operator</text:span></text:p>
              </table:table-cell>
              <table:table-cell>
                <text:p text:style-name="P1"><text:span text:style-name="T5">Description</text:span></text:p>
              </table:table-cell>
              <table:table-cell>
                <text:p text:style-name="P1"><text:span text:style-name="T5">Example</text:span></text:p>
              </table:table-cell>
              <table:table-cell>
                <text:p text:style-name="P1"><text:span text:style-name="T5">Result in y</text:span></text:p>
              </table:table-cell>
              <table:table-cell>
                <text:p text:style-name="P1"><text:span text:style-name="T5">Result in x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6">+</text:span></text:p>
              </table:table-cell>
              <table:table-cell>
                <text:p text:style-name="P1"><text:span text:style-name="T6">Addition</text:span></text:p>
              </table:table-cell>
              <table:table-cell>
                <text:p text:style-name="P1"><text:span text:style-name="T6">x = y + 2</text:span></text:p>
              </table:table-cell>
              <table:table-cell>
                <text:p text:style-name="P1"><text:span text:style-name="T6">y = 5</text:span></text:p>
              </table:table-cell>
              <table:table-cell>
                <text:p text:style-name="P1"><text:span text:style-name="T6">x = 7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6">-</text:span></text:p>
              </table:table-cell>
              <table:table-cell>
                <text:p text:style-name="P1"><text:span text:style-name="T6">Subtraction</text:span></text:p>
              </table:table-cell>
              <table:table-cell>
                <text:p text:style-name="P1"><text:span text:style-name="T6">x = y - 2</text:span></text:p>
              </table:table-cell>
              <table:table-cell>
                <text:p text:style-name="P1"><text:span text:style-name="T6">y = 5</text:span></text:p>
              </table:table-cell>
              <table:table-cell>
                <text:p text:style-name="P1"><text:span text:style-name="T6">x = 3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6">*</text:span></text:p>
              </table:table-cell>
              <table:table-cell>
                <text:p text:style-name="P1"><text:span text:style-name="T6">Multiplication</text:span></text:p>
              </table:table-cell>
              <table:table-cell>
                <text:p text:style-name="P1"><text:span text:style-name="T6">x = y * 2</text:span></text:p>
              </table:table-cell>
              <table:table-cell>
                <text:p text:style-name="P1"><text:span text:style-name="T6">y = 5</text:span></text:p>
              </table:table-cell>
              <table:table-cell>
                <text:p text:style-name="P1"><text:span text:style-name="T6">x = 10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6">/</text:span></text:p>
              </table:table-cell>
              <table:table-cell>
                <text:p text:style-name="P1"><text:span text:style-name="T6">Division</text:span></text:p>
              </table:table-cell>
              <table:table-cell>
                <text:p text:style-name="P1"><text:span text:style-name="T6">x = y / 2</text:span></text:p>
              </table:table-cell>
              <table:table-cell>
                <text:p text:style-name="P1"><text:span text:style-name="T6">y = 5</text:span></text:p>
              </table:table-cell>
              <table:table-cell>
                <text:p text:style-name="P1"><text:span text:style-name="T6">x = 2.5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6">%</text:span></text:p>
              </table:table-cell>
              <table:table-cell>
                <text:p text:style-name="P1"><text:span text:style-name="T6">Modulus </text:span></text:p>
              </table:table-cell>
              <table:table-cell>
                <text:p text:style-name="P1"><text:span text:style-name="T6">x = y % 2</text:span></text:p>
              </table:table-cell>
              <table:table-cell>
                <text:p text:style-name="P1"><text:span text:style-name="T6">y = 5</text:span></text:p>
              </table:table-cell>
              <table:table-cell>
                <text:p text:style-name="P1"><text:span text:style-name="T6">x = 1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6">++</text:span></text:p>
              </table:table-cell>
              <table:table-cell>
                <text:p text:style-name="P1"><text:span text:style-name="T6">Increment</text:span></text:p>
              </table:table-cell>
              <table:table-cell>
                <text:p text:style-name="P1"><text:span text:style-name="T6">x = ++y</text:span></text:p>
              </table:table-cell>
              <table:table-cell>
                <text:p text:style-name="P1"><text:span text:style-name="T6">y = 6</text:span></text:p>
              </table:table-cell>
              <table:table-cell>
                <text:p text:style-name="P1"><text:span text:style-name="T6">x = 6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6">--</text:span></text:p>
              </table:table-cell>
              <table:table-cell>
                <text:p text:style-name="P1"><text:span text:style-name="T6">Decrement</text:span></text:p>
              </table:table-cell>
              <table:table-cell>
                <text:p text:style-name="P1"><text:span text:style-name="T6">x = --y</text:span></text:p>
              </table:table-cell>
              <table:table-cell>
                <text:p text:style-name="P1"><text:span text:style-name="T6">y = 4</text:span></text:p>
              </table:table-cell>
              <table:table-cell>
                <text:p text:style-name="P1"><text:span text:style-name="T6">x = 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119;p19_1" presentation:style-name="pr1" draw:text-style-name="P2" draw:layer="layout" svg:width="23.541cm" svg:height="3.247cm" svg:x="2.233cm" svg:y="1.716cm" presentation:class="title" presentation:user-transformed="true">
          <draw:text-box>
            <text:p text:style-name="P1"><text:span text:style-name="T4">Exampl</text:span><text:span text:style-name="T4">es: let y </text:span><text:span text:style-name="T4">= 5;</text:span><text:span text:style-name="T4"><text:line-break/></text:span><text:span text:style-name="T4"><text:line-break/></text:span><text:span text:style-name="T4"/></text:p>
          </draw:text-box>
        </draw:frame>
        <presentation:notes draw:style-name="dp2">
          <draw:page-thumbnail draw:name="Google Shape;115;g5440bbff1c_0_114:notes" draw:style-name="gr1" draw:layer="layout" svg:width="18.665cm" svg:height="11.136cm" svg:x="1.167cm" svg:y="2.227cm" draw:page-number="3" presentation:class="page"/>
          <draw:frame draw:name="Google Shape;116;g5440bbff1c_0_1"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">
        <draw:frame draw:name="Google Shape;124;p20" draw:style-name="standard" draw:layer="layout" svg:width="24.162cm" svg:height="4.122cm" svg:x="2.031cm" svg:y="6.807cm">
          <table:table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1">
              <table:table-cell>
                <text:p text:style-name="P1"><text:span text:style-name="T5">Operator</text:span></text:p>
              </table:table-cell>
              <table:table-cell>
                <text:p text:style-name="P1"><text:span text:style-name="T5">Example</text:span></text:p>
              </table:table-cell>
              <table:table-cell>
                <text:p text:style-name="P1"><text:span text:style-name="T5">Same as</text:span></text:p>
              </table:table-cell>
              <table:table-cell>
                <text:p text:style-name="P1"><text:span text:style-name="T5">Result in x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6">+=</text:span></text:p>
              </table:table-cell>
              <table:table-cell>
                <text:p text:style-name="P1"><text:span text:style-name="T6">x += y</text:span></text:p>
              </table:table-cell>
              <table:table-cell>
                <text:p text:style-name="P1"><text:span text:style-name="T6">x = x + y</text:span></text:p>
              </table:table-cell>
              <table:table-cell>
                <text:p text:style-name="P1"><text:span text:style-name="T6">x = 15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6">-=</text:span></text:p>
              </table:table-cell>
              <table:table-cell>
                <text:p text:style-name="P1"><text:span text:style-name="T6">x -= y</text:span></text:p>
              </table:table-cell>
              <table:table-cell>
                <text:p text:style-name="P1"><text:span text:style-name="T6">x = x - y</text:span></text:p>
              </table:table-cell>
              <table:table-cell>
                <text:p text:style-name="P1"><text:span text:style-name="T6">x = 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Google Shape;125;p20_1" presentation:style-name="pr5" draw:text-style-name="P5" draw:layer="layout" svg:width="23.541cm" svg:height="2.032cm" svg:x="1.767cm" svg:y="1.016cm" presentation:class="title" presentation:user-transformed="true">
          <draw:text-box>
            <text:p text:style-name="P1"><text:span text:style-name="T7">Assign</text:span><text:span text:style-name="T7">ment </text:span><text:span text:style-name="T7">Operat</text:span><text:span text:style-name="T7">ors: </text:span><text:span text:style-name="T7">Exampl</text:span><text:span text:style-name="T7">es</text:span><text:span text:style-name="T7"><text:line-break/></text:span><text:span text:style-name="T4">let x = </text:span><text:span text:style-name="T4">10; </text:span><text:span text:style-name="T4"><text:line-break/></text:span><text:span text:style-name="T4">let y = </text:span><text:span text:style-name="T4">5;</text:span><text:span text:style-name="T4"><text:line-break/></text:span><text:span text:style-name="T4"><text:line-break/></text:span><text:span text:style-name="T4"/></text:p>
          </draw:text-box>
        </draw:frame>
        <presentation:notes draw:style-name="dp2">
          <draw:page-thumbnail draw:name="Google Shape;121;g544e3a0cb6_1_10:notes" draw:style-name="gr1" draw:layer="layout" svg:width="18.665cm" svg:height="11.136cm" svg:x="1.167cm" svg:y="2.227cm" draw:page-number="4" presentation:class="page"/>
          <draw:frame draw:name="Google Shape;122;g544e3a0cb6_1_1"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draw:frame draw:name="Google Shape;130;p21" presentation:style-name="pr1" draw:text-style-name="P2" draw:layer="layout" svg:width="23.541cm" svg:height="11.665cm" svg:x="2.228cm" svg:y="4.084cm" presentation:class="title" presentation:user-transformed="true">
          <draw:text-box>
            <text:p text:style-name="P1"><text:span text:style-name="T1">Type </text:span><text:span text:style-name="T1">Coer</text:span><text:span text:style-name="T1">cion: </text:span><text:span text:style-name="T1">Intro</text:span><text:span text:style-name="T1">ducti</text:span><text:span text:style-name="T1">on</text:span><text:span text:style-name="T1"><text:line-break/></text:span><text:span text:style-name="T1"><text:line-break/></text:span><text:span text:style-name="T8">Type </text:span><text:span text:style-name="T8">coercion </text:span><text:span text:style-name="T8">is the </text:span><text:span text:style-name="T8">process </text:span><text:span text:style-name="T8">of </text:span><text:span text:style-name="T8">converti</text:span><text:span text:style-name="T8">ng a </text:span><text:span text:style-name="T8">value </text:span><text:span text:style-name="T8">from </text:span><text:span text:style-name="T8">one </text:span><text:span text:style-name="T8">type to </text:span><text:span text:style-name="T8">another </text:span><text:span text:style-name="T8">(such as </text:span><text:span text:style-name="T8">string to </text:span><text:span text:style-name="T8">number, </text:span><text:span text:style-name="T8">object </text:span><text:span text:style-name="T8">to </text:span><text:span text:style-name="T8">boolean, </text:span><text:span text:style-name="T8">and so </text:span><text:span text:style-name="T8">on). Any </text:span><text:span text:style-name="T8">type, be </text:span><text:span text:style-name="T8">it </text:span><text:span text:style-name="T8">primitiv</text:span><text:span text:style-name="T8">e or an </text:span><text:span text:style-name="T8">object, </text:span><text:span text:style-name="T8">is a </text:span><text:span text:style-name="T8">valid </text:span><text:span text:style-name="T8">subject </text:span><text:span text:style-name="T8">for type </text:span><text:span text:style-name="T8">coercion</text:span><text:span text:style-name="T8">.</text:span><text:span text:style-name="T8"><text:line-break/></text:span><text:span text:style-name="T8"><text:line-break/></text:span><text:span text:style-name="T3"> 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presentation:notes draw:style-name="dp2">
          <draw:page-thumbnail draw:name="Google Shape;127;g37782d5a63d86a9a_0:notes" draw:style-name="gr1" draw:layer="layout" svg:width="18.665cm" svg:height="11.136cm" svg:x="1.167cm" svg:y="2.227cm" draw:page-number="5" presentation:class="page"/>
          <draw:frame draw:name="Google Shape;128;g37782d5a63d86a9a_1" presentation:style-name="pr7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" presentation:presentation-page-layout-name="AL1T0">
        <draw:frame draw:name="Google Shape;135;p22" presentation:style-name="pr1" draw:text-style-name="P2" draw:layer="layout" svg:width="23.541cm" svg:height="14.348cm" svg:x="2.228cm" svg:y="1.401cm" presentation:class="title" presentation:user-transformed="true">
          <draw:text-box>
            <text:p text:style-name="P1"><text:span text:style-name="T1">Impli</text:span><text:span text:style-name="T1">cit &amp; </text:span><text:span text:style-name="T1">Expli</text:span><text:span text:style-name="T1">cit </text:span><text:span text:style-name="T1">Coer</text:span><text:span text:style-name="T1">sion</text:span><text:span text:style-name="T1"><text:line-break/></text:span><text:span text:style-name="T1"><text:line-break/></text:span><text:span text:style-name="T9">We can </text:span><text:span text:style-name="T9">explicitl</text:span><text:span text:style-name="T9">y </text:span><text:span text:style-name="T9">convert </text:span><text:span text:style-name="T9">between </text:span><text:span text:style-name="T9">types by </text:span><text:span text:style-name="T9">writing </text:span><text:span text:style-name="T9">the </text:span><text:span text:style-name="T9">appropri</text:span><text:span text:style-name="T9">ate </text:span><text:span text:style-name="T9">code. </text:span><text:span text:style-name="T9"><text:line-break/></text:span><text:span text:style-name="T9">E.g. </text:span><text:span text:style-name="T9">Number</text:span><text:span text:style-name="T9">(value).</text:span><text:span text:style-name="T9"><text:line-break/></text:span><text:span text:style-name="T9"><text:line-break/></text:span><text:span text:style-name="T9">Since </text:span><text:span text:style-name="T9">JavaScri</text:span><text:span text:style-name="T9">pt is a </text:span><text:span text:style-name="T9">weakly-</text:span><text:span text:style-name="T9">typed </text:span><text:span text:style-name="T9">languag</text:span><text:span text:style-name="T9">e, </text:span><text:span text:style-name="T9">values </text:span><text:span text:style-name="T9">can also </text:span><text:span text:style-name="T9">be </text:span><text:span text:style-name="T9">convert</text:span><text:span text:style-name="T9">ed </text:span><text:span text:style-name="T9">between </text:span><text:span text:style-name="T9">different </text:span><text:span text:style-name="T9">types </text:span><text:span text:style-name="T9">automat</text:span><text:span text:style-name="T9">ically, </text:span><text:span text:style-name="T9">and it is </text:span><text:span text:style-name="T9">called </text:span><text:span text:style-name="T9">implicit </text:span><text:span text:style-name="T9">type </text:span><text:span text:style-name="T9">coercion</text:span><text:span text:style-name="T9">.</text:span><text:span text:style-name="T9"><text:line-break/></text:span><text:span text:style-name="T3"> 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presentation:notes draw:style-name="dp2">
          <draw:page-thumbnail draw:name="Google Shape;132;g37782d5a63d86a9a_12:notes" draw:style-name="gr1" draw:layer="layout" svg:width="18.665cm" svg:height="11.136cm" svg:x="1.167cm" svg:y="2.227cm" draw:page-number="6" presentation:class="page"/>
          <draw:frame draw:name="Google Shape;133;g37782d5a63d86a9a_1" presentation:style-name="pr8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draw:frame draw:name="Google Shape;140;p23" presentation:style-name="pr1" draw:text-style-name="P2" draw:layer="layout" svg:width="23.541cm" svg:height="14.348cm" svg:x="2.228cm" svg:y="1.401cm" presentation:class="title" presentation:user-transformed="true">
          <draw:text-box>
            <text:p text:style-name="P1"><text:span text:style-name="T1">Thre</text:span><text:span text:style-name="T1">e </text:span><text:span text:style-name="T1">Type</text:span><text:span text:style-name="T1">s of </text:span><text:span text:style-name="T1">Coer</text:span><text:span text:style-name="T1">sion</text:span><text:span text:style-name="T1"><text:line-break/></text:span><text:span text:style-name="T1"><text:line-break/></text:span><text:span text:style-name="T2">There </text:span><text:span text:style-name="T2">are only </text:span><text:span text:style-name="T2">three </text:span><text:span text:style-name="T2">types of </text:span><text:span text:style-name="T2">conversi</text:span><text:span text:style-name="T2">on in </text:span><text:span text:style-name="T2">JavaScri</text:span><text:span text:style-name="T2">pt:</text:span><text:span text:style-name="T2"><text:line-break/></text:span><text:span text:style-name="T10"> <text:s/></text:span><text:span text:style-name="T10"><text:line-break/></text:span><text:span text:style-name="T2">to string</text:span><text:span text:style-name="T2"><text:line-break/></text:span><text:span text:style-name="T2">to </text:span><text:span text:style-name="T2">boolean</text:span><text:span text:style-name="T2"><text:line-break/></text:span><text:span text:style-name="T2">to </text:span><text:span text:style-name="T2">number</text:span><text:span text:style-name="T2"><text:line-break/></text:span><text:span text:style-name="T2"><text:line-break/></text:span><text:span text:style-name="T11">*Conversion </text:span><text:span text:style-name="T11">logic for </text:span><text:span text:style-name="T11">primitives and </text:span><text:span text:style-name="T11">objects works </text:span><text:span text:style-name="T11">differently, </text:span><text:span text:style-name="T11">but both </text:span><text:span text:style-name="T11">primitives and </text:span><text:span text:style-name="T11">objects can </text:span><text:span text:style-name="T11">only be </text:span><text:span text:style-name="T11">converted in </text:span><text:span text:style-name="T11">these three </text:span><text:span text:style-name="T11">ways.</text:span><text:span text:style-name="T2"><text:line-break/></text:span><text:span text:style-name="T2"><text:line-break/></text:span><text:span text:style-name="T2"/></text:p>
          </draw:text-box>
        </draw:frame>
        <presentation:notes draw:style-name="dp2">
          <draw:page-thumbnail draw:name="Google Shape;137;g37782d5a63d86a9a_4:notes" draw:style-name="gr1" draw:layer="layout" svg:width="18.665cm" svg:height="11.136cm" svg:x="1.167cm" svg:y="2.227cm" draw:page-number="7" presentation:class="page"/>
          <draw:frame draw:name="Google Shape;138;g37782d5a63d86a9a_1" presentation:style-name="pr9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Lato1" svg:font-family="Lato"/>
    <style:font-face style:name="Raleway" svg:font-family="Raleway"/>
    <style:font-face style:name="Arial2" svg:font-family="Arial" style:font-pitch="variable"/>
    <style:font-face style:name="DejaVu Sans1" svg:font-family="'DejaVu Sans'" style:font-pitch="variable"/>
    <style:font-face style:name="Lato" svg:font-family="Lato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5.3999996185303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.1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5.3999996185303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.1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e9edee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.986cm" fo:min-width="27.492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.634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.643cm" fo:min-width="0cm" fo:padding-top="0.254cm" fo:padding-bottom="0.254cm" fo:padding-left="0.254cm" fo:padding-right="0.254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center" style:font-independent-line-spacing="true"/>
      <style:text-properties fo:font-size="14pt"/>
    </style:style>
    <style:style style:name="MP8" style:family="paragraph">
      <loext:graphic-properties draw:fill="solid" draw:fill-color="#eb5600"/>
      <style:paragraph-properties fo:text-align="center" style:font-independent-line-spacing="true"/>
      <style:text-properties fo:font-size="14pt"/>
    </style:style>
    <style:style style:name="MP9" style:family="paragraph">
      <loext:graphic-properties draw:fill="solid" draw:fill-color="#1a9988"/>
      <style:paragraph-properties fo:text-align="center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Lato1" fo:font-size="10pt" fo:letter-spacing="normal" fo:language="en" fo:country="none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2">
      <draw:custom-shape draw:name="Google Shape;10;p2" draw:style-name="Mgr3" draw:text-style-name="MP7" draw:layer="backgroundobjects" svg:width="27.999cm" svg:height="1.49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>
        <draw:custom-shape draw:name="Google Shape;12;p2" draw:style-name="Mgr4" draw:text-style-name="MP8" draw:layer="backgroundobjects" svg:width="0.139cm" svg:height="1.141cm" draw:transform="rotate (1.5707963267949) translate (3.684cm 3.78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5" draw:text-style-name="MP9" draw:layer="backgroundobjects" svg:width="0.139cm" svg:height="1.15cm" draw:transform="rotate (1.5707963267949) translate (2.543cm 3.78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3.541cm" svg:height="5.096cm" svg:x="2.233cm" svg:y="4.048cm" presentation:class="title" presentation:placeholder="true" presentation:user-transformed="true">
        <draw:text-box/>
      </draw:frame>
      <draw:frame draw:name="Google Shape;16;p2" presentation:style-name="Mpr4" draw:text-style-name="MP11" draw:layer="backgroundobjects" svg:width="1.679cm" svg:height="1.204cm" svg:x="26.139cm" svg:y="14.544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TITL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TITLE-title" draw:layer="backgroundobjects" svg:width="21.825cm" svg:height="13.021cm" svg:x="0.661cm" svg:y="2.639cm" presentation:class="page"/>
        <draw:frame presentation:style-name="TITLE-notes" draw:layer="backgroundobjects" svg:width="18.519cm" svg:height="15.626cm" svg:x="2.314cm" svg:y="16.495cm" presentation:class="notes" presentation:placeholder="true">
          <draw:text-box/>
        </draw:frame>
        <draw:frame presentation:style-name="Mpr5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3">
      <draw:frame draw:name="Google Shape;81;p12" presentation:style-name="Mpr7" draw:text-style-name="MP11" draw:layer="backgroundobjects" svg:width="1.679cm" svg:height="1.204cm" svg:x="26.139cm" svg:y="14.544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ANK-title" draw:layer="backgroundobjects" svg:width="25.199cm" svg:height="2.629cm" svg:x="1.4cm" svg:y="0.628cm" presentation:class="title" presentation:placeholder="true">
        <draw:text-box/>
      </draw:frame>
      <draw:frame presentation:style-name="BLANK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BLANK-title" draw:layer="backgroundobjects" svg:width="18.664cm" svg:height="11.136cm" svg:x="1.167cm" svg:y="2.256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0T13:00:09.248733329</meta:creation-date>
    <dc:date>2020-07-30T13:01:56.157868739</dc:date>
    <meta:editing-duration>PT1M2S</meta:editing-duration>
    <meta:editing-cycles>2</meta:editing-cycles>
    <meta:generator>LibreOffice/6.4.4.2$Linux_X86_64 LibreOffice_project/40$Build-2</meta:generator>
    <meta:document-statistic meta:object-count="66"/>
  </office:meta>
</office:document-meta>
</file>